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fo:font-size="30pt" fo:font-weight="normal" style:font-size-asian="30pt" style:font-size-complex="18pt"/>
    </style:style>
    <style:style style:name="P3" style:family="paragraph">
      <style:paragraph-properties fo:text-align="center"/>
      <style:text-properties style:font-name="Comic Sans MS1" fo:font-size="30pt" style:font-size-asian="30pt"/>
    </style:style>
    <style:style style:name="P4" style:family="paragraph">
      <style:paragraph-properties fo:text-align="center"/>
      <style:text-properties style:font-name="Comic Sans MS" fo:font-size="40pt" style:font-size-asian="40pt" style:font-size-complex="40pt"/>
    </style:style>
    <style:style style:name="T1" style:family="text">
      <style:text-properties style:font-name="Comic Sans MS1" fo:font-size="30pt" fo:font-weight="normal" style:font-size-asian="30pt" style:font-size-complex="18pt"/>
    </style:style>
    <style:style style:name="T2" style:family="text">
      <style:text-properties style:font-name="Comic Sans MS1" fo:font-size="30pt" style:font-size-asian="30pt"/>
    </style:style>
    <style:style style:name="T3" style:family="text">
      <style:text-properties style:font-name="Comic Sans MS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0.1cm" svg:height="6.3cm" svg:x="1.3cm" svg:y="16.2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028cm" svg:height="3.717cm" svg:x="2.372cm" svg:y="18.183cm">
          <text:p text:style-name="P1"><text:span text:style-name="T1">jn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56cm" svg:height="2.13cm" svg:x="4.344cm" svg:y="19cm">
          <text:p text:style-name="P1"><text:span text:style-name="T2">main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2.1cm" svg:height="12.2cm" svg:x="12cm" svg:y="9.5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028cm" svg:height="3.717cm" svg:x="15.2cm" svg:y="10.2cm">
          <text:p text:style-name="P1"><text:span text:style-name="T1">jn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56cm" svg:height="2.13cm" svg:x="17.172cm" svg:y="11.017cm">
          <text:p text:style-name="P1"><text:span text:style-name="T2">main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028cm" svg:height="3.717cm" svg:x="2.372cm" svg:y="18.184cm">
          <text:p text:style-name="P1"><text:span text:style-name="T1">jn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56cm" svg:height="2.13cm" svg:x="4.344cm" svg:y="19.001cm">
          <text:p text:style-name="P1"><text:span text:style-name="T2">main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0.2cm" svg:height="6.3cm" svg:x="13cm" svg:y="14.6cm">
          <text:p text:style-name="P1"><text:span text:style-name="T1">hs_sr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56cm" svg:height="2.13cm" svg:x="17.144cm" svg:y="15.27cm">
          <text:p text:style-name="P1"><text:span text:style-name="T2">Main.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581cm" svg:height="2.13cm" svg:x="13.8cm" svg:y="18.07cm">
          <text:p text:style-name="P1"><text:span text:style-name="T2">AndroidNdk.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6.1cm" svg:height="8.22cm" svg:x="24.7cm" svg:y="1.1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028cm" svg:height="5.3cm" svg:x="25.372cm" svg:y="3.2cm">
          <text:p text:style-name="P1"><text:span text:style-name="T1">jn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56cm" svg:height="2.13cm" svg:x="26.316cm" svg:y="5.5cm">
          <text:p text:style-name="P1"><text:span text:style-name="T2">main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951cm" svg:height="5.32cm" svg:x="33.149cm" svg:y="3.18cm">
          <text:p text:style-name="P1"><text:span text:style-name="T1">hs_sr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56cm" svg:height="2.13cm" svg:x="33.944cm" svg:y="5.57cm">
          <text:p text:style-name="P1"><text:span text:style-name="T2">Main.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6.1cm" svg:height="11.6cm" svg:x="24.7cm" svg:y="9.3cm">
          <text:p text:style-name="P1"><text:span text:style-name="T1">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4.1cm" svg:height="7.7cm" svg:x="25.9cm" svg:y="12.4cm">
          <text:p text:style-name="P1"><text:span text:style-name="T1">AndroidNd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56cm" svg:height="2.13cm" svg:x="27cm" svg:y="14.5cm">
          <text:p text:style-name="P1"><text:span text:style-name="T2">EGL.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856cm" svg:height="2.13cm" svg:x="26.944cm" svg:y="17.2cm">
          <text:p text:style-name="P1"><text:span text:style-name="T2">OpenGLES.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56cm" svg:height="2.13cm" svg:x="32.5cm" svg:y="14.47cm">
          <text:p text:style-name="P1"><text:span text:style-name="T2">Storable.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898cm" svg:height="2.13cm" svg:x="27.302cm" svg:y="9.87cm">
          <text:p text:style-name="P1"><text:span text:style-name="T1">AndroidNdk</text:span><text:span text:style-name="T2">.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9.051cm" svg:height="3.502cm" draw:transform="rotate (0.0589921287174083) translate (1.368cm 22.869cm)">
          <text:p text:style-name="P1"><text:span text:style-name="T3">Snatc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8-22T17:44:46.984977356</meta:creation-date>
    <dc:date>2013-10-20T11:41:01.249921601</dc:date>
    <dc:creator>Okabe Kiwamu</dc:creator>
    <meta:editing-duration>PT1H30M47S</meta:editing-duration>
    <meta:editing-cycles>108</meta:editing-cycles>
    <meta:generator>LibreOffice/4.1.2.3$Linux_X86_64 LibreOffice_project/410m0$Build-3</meta:generator>
    <meta:document-statistic meta:object-count="23"/>
  </office:meta>
</office:document-meta>
</file>